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595cm" fo:margin-left="0cm" fo:margin-top="0cm" fo:margin-bottom="0cm" table:align="left" fo:keep-with-next="always"/>
    </style:style>
    <style:style style:name="Tabla1.A" style:family="table-column">
      <style:table-column-properties style:column-width="6.403cm"/>
    </style:style>
    <style:style style:name="Tabla1.B" style:family="table-column">
      <style:table-column-properties style:column-width="3.704cm"/>
    </style:style>
    <style:style style:name="Tabla1.C" style:family="table-column">
      <style:table-column-properties style:column-width="7.488cm"/>
    </style:style>
    <style:style style:name="Tabla1.1" style:family="table-row">
      <style:table-row-properties style:min-row-height="2.355cm"/>
    </style:style>
    <style:style style:name="Tabla1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3" style:family="table">
      <style:table-properties style:width="6.959cm" table:align="left"/>
    </style:style>
    <style:style style:name="Table3.A" style:family="table-column">
      <style:table-column-properties style:column-width="2.32cm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7.969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2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9pt" officeooo:rsid="001d1eb3" officeooo:paragraph-rsid="001d1eb3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font-size="60pt" officeooo:rsid="001d1eb3" officeooo:paragraph-rsid="001d1eb3" style:font-size-asian="60pt" style:font-size-complex="60pt"/>
    </style:style>
    <style:style style:name="P7" style:family="paragraph" style:parent-style-name="Table_20_Heading">
      <style:text-properties style:font-name="Liberation Serif2"/>
    </style:style>
    <style:style style:name="P8" style:family="paragraph" style:parent-style-name="Table_20_Heading">
      <style:paragraph-properties fo:text-align="end" style:justify-single-word="false"/>
      <style:text-properties style:font-name="Liberation Serif2"/>
    </style:style>
    <style:style style:name="P9" style:family="paragraph" style:parent-style-name="Text_20_body">
      <style:text-properties style:font-name="Liberation Serif2"/>
    </style:style>
    <style:style style:name="P10" style:family="paragraph" style:parent-style-name="Text_20_body">
      <style:text-properties officeooo:paragraph-rsid="000d7572"/>
    </style:style>
    <style:style style:name="P1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margin-left="11.28cm" fo:margin-right="0cm" fo:text-indent="0cm" style:auto-text-indent="false"/>
      <style:text-properties style:font-name="Liberation Sans1"/>
    </style:style>
    <style:style style:name="P13" style:family="paragraph" style:parent-style-name="Standard">
      <style:text-properties officeooo:rsid="0012fdb4" officeooo:paragraph-rsid="0012fdb4"/>
    </style:style>
    <style:style style:name="P14" style:family="paragraph" style:parent-style-name="Standard">
      <style:text-properties officeooo:rsid="0014c8f4" officeooo:paragraph-rsid="0014c8f4"/>
    </style:style>
    <style:style style:name="P15" style:family="paragraph" style:parent-style-name="Standard">
      <style:text-properties officeooo:paragraph-rsid="0014c8f4"/>
    </style:style>
    <style:style style:name="P16" style:family="paragraph" style:parent-style-name="Standard">
      <style:paragraph-properties fo:break-before="page"/>
      <style:text-properties officeooo:paragraph-rsid="001b8ab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1" fo:font-size="12pt" officeooo:paragraph-rsid="001c7bf8" style:font-size-asian="12pt" style:font-size-complex="12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1" fo:font-size="12pt" officeooo:paragraph-rsid="001c7bf8" style:font-size-asian="12pt" style:font-size-complex="12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1" officeooo:paragraph-rsid="001c7bf8"/>
    </style:style>
    <style:style style:name="P20" style:family="paragraph" style:parent-style-name="Header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Liberation Sans1" fo:font-size="12pt" officeooo:rsid="001d1eb3" officeooo:paragraph-rsid="001d1eb3" style:font-size-asian="12pt" style:font-size-complex="12pt"/>
    </style:style>
    <style:style style:name="P21" style:family="paragraph" style:parent-style-name="Header" style:master-page-name="">
      <style:paragraph-properties fo:margin-left="0cm" fo:margin-right="0cm" fo:text-indent="0cm" style:auto-text-indent="false" style:page-number="auto" fo:break-before="page"/>
      <style:text-properties style:font-name="Liberation Sans1" fo:font-size="12pt" officeooo:paragraph-rsid="001c7bf8" style:font-size-asian="12pt" style:font-size-complex="12pt"/>
    </style:style>
    <style:style style:name="P22" style:family="paragraph" style:parent-style-name="Header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Liberation Sans1" fo:font-size="12pt" officeooo:paragraph-rsid="001c7bf8" style:font-size-asian="12pt" style:font-size-complex="12pt"/>
    </style:style>
    <style:style style:name="P23" style:family="paragraph" style:parent-style-name="Header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Liberation Sans1" fo:font-size="12pt" officeooo:paragraph-rsid="00239c78" style:font-size-asian="12pt" style:font-size-complex="12pt"/>
    </style:style>
    <style:style style:name="P24" style:family="paragraph" style:parent-style-name="Header">
      <style:paragraph-properties fo:margin-left="0cm" fo:margin-right="0cm" fo:text-indent="0cm" style:auto-text-indent="false"/>
      <style:text-properties style:font-name="Liberation Sans1" fo:font-size="12pt" officeooo:paragraph-rsid="0018bdf9" style:font-size-asian="12pt" style:font-size-complex="12pt"/>
    </style:style>
    <style:style style:name="P25" style:family="paragraph" style:parent-style-name="Header">
      <style:paragraph-properties fo:margin-left="0cm" fo:margin-right="0cm" fo:text-align="start" style:justify-single-word="false" fo:text-indent="0cm" style:auto-text-indent="false"/>
      <style:text-properties style:font-name="Liberation Sans1" fo:font-size="12pt" officeooo:paragraph-rsid="001c7bf8" style:font-size-asian="12pt" style:font-size-complex="12pt"/>
    </style:style>
    <style:style style:name="P26" style:family="paragraph" style:parent-style-name="Header">
      <style:paragraph-properties fo:text-align="start" style:justify-single-word="false"/>
      <style:text-properties fo:font-size="12pt" officeooo:paragraph-rsid="001c7bf8" style:font-size-asian="12pt" style:font-size-complex="12pt"/>
    </style:style>
    <style:style style:name="P27" style:family="paragraph" style:parent-style-name="Header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Liberation Sans1" fo:font-size="12pt" officeooo:rsid="001f707c" officeooo:paragraph-rsid="00239c78" style:font-size-asian="12pt" style:font-size-complex="12pt"/>
    </style:style>
    <style:style style:name="T1" style:family="text">
      <style:text-properties officeooo:rsid="000dd611"/>
    </style:style>
    <style:style style:name="T2" style:family="text">
      <style:text-properties officeooo:rsid="0010ac2b"/>
    </style:style>
    <style:style style:name="T3" style:family="text">
      <style:text-properties officeooo:rsid="0010c307"/>
    </style:style>
    <style:style style:name="T4" style:family="text">
      <style:text-properties officeooo:rsid="0012b06a"/>
    </style:style>
    <style:style style:name="T5" style:family="text">
      <style:text-properties officeooo:rsid="001f707c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for each="invoice in objects"&gt;</text:placeholder></text:p>
      <text:p text:style-name="P21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2"><text:placeholder text:placeholder-type="text">&lt;company.party.full_name.upper()&gt;</text:placeholder></text:p>
            <text:p text:style-name="P26"><text:placeholder text:placeholder-type="text">&lt;if test="company.party.addresses"&gt;</text:placeholder></text:p>
            <text:p text:style-name="P26"><text:placeholder text:placeholder-type="text">&lt;for each="line in company.party.addresses[0].full_address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  <text:p text:style-name="P25"><text:placeholder text:placeholder-type="text">&lt;/if&gt;</text:placeholder></text:p>
            <text:p text:style-name="P23"><text:span text:style-name="T5">Condicion frente al IVA: </text:span><text:span text:style-name="T5"><text:placeholder text:placeholder-type="text">&lt;condicion_iva&gt;</text:placeholder></text:span></text:p>
            <text:p text:style-name="P25"/>
          </table:table-cell>
          <table:table-cell table:style-name="Tabla1.B1" office:value-type="string">
            <text:p text:style-name="P20"/>
            <text:p text:style-name="P27"/>
            <text:p text:style-name="P6">A</text:p>
            <text:p text:style-name="P5">COD.01</text:p>
          </table:table-cell>
          <table:table-cell table:style-name="Tabla1.C1" office:value-type="string">
            <text:p text:style-name="P19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full_name&gt;</text:placeholder></text:p>
            <text:p text:style-name="P19"><text:placeholder text:placeholder-type="text">&lt;for each="line in invoice.invoice_address.full_address.split('\n')"&gt;</text:placeholder></text:p>
            <text:p text:style-name="P19"><text:placeholder text:placeholder-type="text">&lt;line&gt;</text:placeholder></text:p>
            <text:p text:style-name="P19"><text:placeholder text:placeholder-type="text">&lt;/for&gt;</text:placeholder></text:p>
            <text:p text:style-name="P19"><text:placeholder text:placeholder-type="text">&lt;if test="invoice.party.vat_code"&gt;</text:placeholder></text:p>
            <text:p text:style-name="P19">VAT: <text:placeholder text:placeholder-type="text">&lt;invoice.party.vat_code&gt;</text:placeholder></text:p>
            <text:p text:style-name="P18"><text:placeholder text:placeholder-type="text">&lt;/if&gt;</text:placeholder></text:p>
          </table:table-cell>
        </table:table-row>
      </table:table>
      <text:p text:style-name="P24"/>
      <text:p text:style-name="P24"/>
      <text:p text:style-name="P17"/>
      <text:p text:style-name="P12"/>
      <text:p text:style-name="P13"/>
      <text:p text:style-name="P14"><draw:frame draw:style-name="fr1" draw:name="image: (StringIO(str(barcode_img)), 'image/jpeg')" text:anchor-type="paragraph" svg:x="-0.019cm" svg:y="0.57cm" style:rel-width="56%" svg:height="2.154cm" draw:z-index="0"><draw:text-box fo:min-height="9%" fo:min-width="9.85cm"><text:p text:style-name="Frame_20_contents"/></draw:text-box></draw:frame></text:p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Standard"><text:placeholder text:placeholder-type="text">&lt;if test="invoice.type == 'in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1">Draft Supplier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11">Validated Supplier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1">Supplier Invoice N° <text:span text:style-name="T3">AAAAAAAAA</text:span>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in_credit_note'"&gt;</text:placeholder></text:p>
      <text:p text:style-name="Standard"><text:placeholder text:placeholder-type="text">&lt;choose test=""&gt;</text:placeholder></text:p>
      <text:p text:style-name="Standard"><text:soft-page-break/><text:placeholder text:placeholder-type="text">&lt;when test="invoice.state == 'draft'"&gt;</text:placeholder></text:p>
      <text:p text:style-name="P11">Draft Supplier Credit Not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11">Validated Supplier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1">Supplier 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out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1">Draft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11">Pro forma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1">Invoice N <text:span text:style-name="T2">AAAAA</text:span>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out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1">Draft Credit Not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11">Pro forma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1"><text:soft-page-break/>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P10">Description: <text:placeholder text:placeholder-type="text">&lt;invoice.description or ''&gt;</text:placeholder></text:p>
      <text:p text:style-name="P10"><text:span text:style-name="T1">Reference</text:span>: <text:placeholder text:placeholder-type="text">&lt;invoice.origins or ''&gt;</text:placeholder><text:placeholder text:placeholder-type="text">&lt;', ' if (invoice.reference and invoice.origins) else ''&gt;</text:placeholder><text:placeholder text:placeholder-type="text">&lt;invoice.reference or ''&gt;</text:placeholder></text:p>
      <text:p text:style-name="Text_20_body"><text:placeholder text:placeholder-type="text">&lt;if test="invoice.invoice_date"&gt;</text:placeholder></text:p>
      <text:p text:style-name="Text_20_body"><text:span text:style-name="T4">FECHA </text:span>Date: <text:placeholder text:placeholder-type="text">&lt;formatLang(invoice.invoice_date, invoice.party.lang)&gt;</text:placeholder></text:p>
      <text:p text:style-name="Standard"><text:placeholder text:placeholder-type="text">&lt;/if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7">Description</text:p>
            </table:table-cell>
            <table:table-cell table:style-name="Table1.A1" office:value-type="string">
              <text:p text:style-name="P7">Quantity</text:p>
            </table:table-cell>
            <table:table-cell table:style-name="Table1.A1" office:value-type="string">
              <text:p text:style-name="P7">Unit Price</text:p>
            </table:table-cell>
            <table:table-cell table:style-name="Table1.A1" office:value-type="string">
              <text:p text:style-name="P7">Taxes</text:p>
            </table:table-cell>
            <table:table-cell table:style-name="Table1.E1" office:value-type="string">
              <text:p text:style-name="P7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table-cell table:style-name="Table1.D5" office:value-type="string">
            <text:p text:style-name="P4"><text:placeholder text:placeholder-type="text">&lt;(formatLang(line.quantity, invoic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4"><text:placeholder text:placeholder-type="text">&lt;formatLang(line.unit_price, invoice.party.lang, currency=invoice.currency)&gt;</text:placeholder></text:p>
          </table:table-cell>
          <table:table-cell table:style-name="Table1.D5" office:value-type="string">
            <text:p text:style-name="P2"><text:placeholder text:placeholder-type="text">&lt;','.join('[' + unicode(x.sequence_number) + ']' for x in line.invoice_taxes)&gt;</text:placeholder></text:p>
          </table:table-cell>
          <table:table-cell table:style-name="Table1.E8" office:value-type="string">
            <text:p text:style-name="P4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4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P3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7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7">Tax</text:p>
                  </table:table-cell>
                  <table:table-cell table:style-name="Table3.A1" office:value-type="string">
                    <text:p text:style-name="P7">Base</text:p>
                  </table:table-cell>
                  <table:table-cell table:style-name="Table3.C1" office:value-type="string">
                    <text:p text:style-name="P7">Amount</text:p>
                  </table:table-cell>
                </table:table-row>
              </table:table-header-rows>
              <table:table-row>
                <table:table-cell table:style-name="Table3.A4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B3" office:value-type="string">
                  <text:p text:style-name="Table_20_Contents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e3.B3" office:value-type="string">
                  <text:p text:style-name="P4"><text:placeholder text:placeholder-type="text">&lt;formatLang(tax.base, invoice.party.lang, currency=invoice.currency)&gt;</text:placeholder></text:p>
                </table:table-cell>
                <table:table-cell table:style-name="Table3.C3" office:value-type="string">
                  <text:p text:style-name="P4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4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1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8">Total (excl. taxes):</text:p>
                </table:table-cell>
                <table:table-cell table:style-name="Table4.B1" office:value-type="string">
                  <text:p text:style-name="P4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8">Taxes:</text:p>
                </table:table-cell>
                <table:table-cell table:style-name="Table4.B3" office:value-type="string">
                  <text:p text:style-name="P4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8">Total:</text:p>
                </table:table-cell>
                <table:table-cell table:style-name="Table4.B3" office:value-type="string">
                  <text:p text:style-name="P4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P1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7">Payment Term</text:p>
              <text:p text:style-name="P9"><text:placeholder text:placeholder-type="text">&lt;if test="invoice.payment_term.description"&gt;</text:placeholder></text:p>
              <text:p text:style-name="P9"><text:placeholder text:placeholder-type="text">&lt;for each="description in (invoice.payment_term.description or '').split('\n')"&gt;</text:placeholder></text:p>
              <text:p text:style-name="P9"><text:placeholder text:placeholder-type="text">&lt;description&gt;</text:placeholder></text:p>
              <text:p text:style-name="P9"><text:placeholder text:placeholder-type="text">&lt;/for&gt;</text:placeholder></text:p>
              <text:p text:style-name="P9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7">Date</text:p>
            </table:table-cell>
            <table:table-cell table:style-name="Table5.B2" office:value-type="string">
              <text:p text:style-name="P7">Amount</text:p>
            </table:table-cell>
          </table:table-row>
        </table:table-header-rows>
        <table:table-row>
          <table:table-cell table:style-name="Table5.A5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Lang(line.maturity_date, invoice.party.lang)&gt;</text:placeholder></text:p>
          </table:table-cell>
          <table:table-cell table:style-name="Table5.B4" office:value-type="string">
            <text:p text:style-name="P4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A5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12-11-15T15:00:35</meta:creation-date>
    <meta:editing-cycles>1</meta:editing-cycles>
    <meta:editing-duration>P0D</meta:editing-duration>
    <meta:document-statistic meta:table-count="6" meta:image-count="0" meta:object-count="0" meta:page-count="6" meta:paragraph-count="140" meta:word-count="386" meta:character-count="4106" meta:non-whitespace-character-count="3860"/>
    <meta:user-defined meta:name="Info 1"/>
    <meta:user-defined meta:name="Info 2"/>
    <meta:user-defined meta:name="Info 3"/>
    <meta:user-defined meta:name="Info 4"/>
  </office:meta>
</office:document-meta>
</file>